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yexcel_sheet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 opposition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affaire service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du service bénéficiaire</text:p>
          </table:table-cell>
          <table:table-cell office:value-type="string">
            <text:p>RANG RIB pour le remboursement à la société</text:p>
          </table:table-cell>
          <table:table-cell office:value-type="string">
            <text:p>SIREN du redevable pour le libellé du virement pour la société</text:p>
          </table:table-cell>
          <table:table-cell office:value-type="string">
            <text:p>Numéro et date de l'opération de dépense effectuée dans Médoc pour paiement du poste comptable RNF ayant émis la SATD </text:p>
          </table:table-cell>
          <table:table-cell office:value-type="string">
            <text:p>Numéro d'Opération</text:p>
          </table:table-cell>
          <table:table-cell office:value-type="string">
            <text:p>Date d'exécution</text:p>
          </table:table-cell>
          <table:table-cell office:value-type="string">
            <text:p>Dossiers traités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100.0</text:p>
          </table:table-cell>
          <table:table-cell office:value-type="string">
            <text:p>2023-02-22</text:p>
          </table:table-cell>
          <table:table-cell office:value-type="string">
            <text:p>A25B230123456789</text:p>
          </table:table-cell>
          <table:table-cell office:value-type="string">
            <text:p>2023000304</text:p>
          </table:table-cell>
          <table:table-cell office:value-type="string">
            <text:p>100.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B756 du 22/05/2023</text:p>
          </table:table-cell>
          <table:table-cell office:value-type="string">
            <text:p>AAB756</text:p>
          </table:table-cell>
          <table:table-cell office:value-type="string">
            <text:p>2023-03-27 15:46:17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150.0</text:p>
          </table:table-cell>
          <table:table-cell office:value-type="string">
            <text:p>2023-02-22</text:p>
          </table:table-cell>
          <table:table-cell office:value-type="string">
            <text:p>A25B230123456789</text:p>
          </table:table-cell>
          <table:table-cell office:value-type="string">
            <text:p>2023000305</text:p>
          </table:table-cell>
          <table:table-cell office:value-type="string">
            <text:p>150.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B758 du 22/05/2023</text:p>
          </table:table-cell>
          <table:table-cell office:value-type="string">
            <text:p>AAB758</text:p>
          </table:table-cell>
          <table:table-cell office:value-type="string">
            <text:p>2023-03-27 15:55:46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200.0</text:p>
          </table:table-cell>
          <table:table-cell office:value-type="string">
            <text:p>2023-02-22</text:p>
          </table:table-cell>
          <table:table-cell office:value-type="string">
            <text:p>A25B230123456789</text:p>
          </table:table-cell>
          <table:table-cell office:value-type="string">
            <text:p>2023000306</text:p>
          </table:table-cell>
          <table:table-cell office:value-type="string">
            <text:p>200.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B760 du 22/05/2023</text:p>
          </table:table-cell>
          <table:table-cell office:value-type="string">
            <text:p>AAB760</text:p>
          </table:table-cell>
          <table:table-cell office:value-type="string">
            <text:p>2023-03-27 16:05:15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250.0</text:p>
          </table:table-cell>
          <table:table-cell office:value-type="string">
            <text:p>2023-02-22</text:p>
          </table:table-cell>
          <table:table-cell office:value-type="string">
            <text:p>A25B230123456789</text:p>
          </table:table-cell>
          <table:table-cell office:value-type="string">
            <text:p>2023000307</text:p>
          </table:table-cell>
          <table:table-cell office:value-type="string">
            <text:p>250.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B762 du 22/05/2023</text:p>
          </table:table-cell>
          <table:table-cell office:value-type="string">
            <text:p>AAB762</text:p>
          </table:table-cell>
          <table:table-cell office:value-type="string">
            <text:p>2023-03-27 16:14:45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42809</text:p>
          </table:table-cell>
          <table:table-cell office:value-type="string">
            <text:p>203744</text:p>
          </table:table-cell>
          <table:table-cell office:value-type="string">
            <text:p>500.0</text:p>
          </table:table-cell>
          <table:table-cell office:value-type="string">
            <text:p>2023-02-24</text:p>
          </table:table-cell>
          <table:table-cell office:value-type="string">
            <text:p>A25J220123456789</text:p>
          </table:table-cell>
          <table:table-cell office:value-type="string">
            <text:p>2023000314</text:p>
          </table:table-cell>
          <table:table-cell office:value-type="string">
            <text:p>500.0</text:p>
          </table:table-cell>
          <table:table-cell office:value-type="string">
            <text:p>110</text:p>
          </table:table-cell>
          <table:table-cell office:value-type="string">
            <text:p>DR/DDFIP 03</text:p>
          </table:table-cell>
          <table:table-cell office:value-type="string">
            <text:p>3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9921428</text:p>
          </table:table-cell>
          <table:table-cell office:value-type="string">
            <text:p>AAB764 du 22/05/2023</text:p>
          </table:table-cell>
          <table:table-cell office:value-type="string">
            <text:p>AAB764</text:p>
          </table:table-cell>
          <table:table-cell office:value-type="string">
            <text:p>2023-03-27 16:24:13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764</text:p>
          </table:table-cell>
          <table:table-cell office:value-type="string">
            <text:p>203742</text:p>
          </table:table-cell>
          <table:table-cell office:value-type="string">
            <text:p>15009.0</text:p>
          </table:table-cell>
          <table:table-cell office:value-type="string">
            <text:p>2023-02-12</text:p>
          </table:table-cell>
          <table:table-cell office:value-type="string">
            <text:p>A25K220123456789</text:p>
          </table:table-cell>
          <table:table-cell office:value-type="string">
            <text:p>2023000315</text:p>
          </table:table-cell>
          <table:table-cell office:value-type="string">
            <text:p>15009.0</text:p>
          </table:table-cell>
          <table:table-cell office:value-type="string">
            <text:p>125</text:p>
          </table:table-cell>
          <table:table-cell office:value-type="string">
            <text:p>DR/DDFIP 01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5179369</text:p>
          </table:table-cell>
          <table:table-cell office:value-type="string">
            <text:p>AAB766 du 22/05/2023</text:p>
          </table:table-cell>
          <table:table-cell office:value-type="string">
            <text:p>AAB766</text:p>
          </table:table-cell>
          <table:table-cell office:value-type="string">
            <text:p>2023-03-27 16:33:43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46453</text:p>
          </table:table-cell>
          <table:table-cell office:value-type="string">
            <text:p>203742</text:p>
          </table:table-cell>
          <table:table-cell office:value-type="string">
            <text:p>399.0</text:p>
          </table:table-cell>
          <table:table-cell office:value-type="string">
            <text:p>2023-02-10</text:p>
          </table:table-cell>
          <table:table-cell office:value-type="string">
            <text:p>A25L220123456789</text:p>
          </table:table-cell>
          <table:table-cell office:value-type="string">
            <text:p>2023000316</text:p>
          </table:table-cell>
          <table:table-cell office:value-type="string">
            <text:p>399.0</text:p>
          </table:table-cell>
          <table:table-cell office:value-type="string">
            <text:p>50</text:p>
          </table:table-cell>
          <table:table-cell office:value-type="string">
            <text:p>DR/DDFIP 01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80261032</text:p>
          </table:table-cell>
          <table:table-cell office:value-type="string">
            <text:p>AAB768 du 22/05/2023</text:p>
          </table:table-cell>
          <table:table-cell office:value-type="string">
            <text:p>AAB768</text:p>
          </table:table-cell>
          <table:table-cell office:value-type="string">
            <text:p>2023-03-27 16:43:12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200.0</text:p>
          </table:table-cell>
          <table:table-cell office:value-type="string">
            <text:p>2023-02-10</text:p>
          </table:table-cell>
          <table:table-cell office:value-type="string">
            <text:p>A25M220123456789</text:p>
          </table:table-cell>
          <table:table-cell office:value-type="string">
            <text:p>2023000317</text:p>
          </table:table-cell>
          <table:table-cell office:value-type="string">
            <text:p>200.0</text:p>
          </table:table-cell>
          <table:table-cell office:value-type="string">
            <text:p>12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B770 du 22/05/2023</text:p>
          </table:table-cell>
          <table:table-cell office:value-type="string">
            <text:p>AAB770</text:p>
          </table:table-cell>
          <table:table-cell office:value-type="string">
            <text:p>2023-03-27 16:52:41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42809</text:p>
          </table:table-cell>
          <table:table-cell office:value-type="string">
            <text:p>203744</text:p>
          </table:table-cell>
          <table:table-cell office:value-type="string">
            <text:p>350.0</text:p>
          </table:table-cell>
          <table:table-cell office:value-type="string">
            <text:p>2023-02-24</text:p>
          </table:table-cell>
          <table:table-cell office:value-type="string">
            <text:p>A25N220123456789</text:p>
          </table:table-cell>
          <table:table-cell office:value-type="string">
            <text:p>2023000318</text:p>
          </table:table-cell>
          <table:table-cell office:value-type="string">
            <text:p>350.0</text:p>
          </table:table-cell>
          <table:table-cell office:value-type="string">
            <text:p>250</text:p>
          </table:table-cell>
          <table:table-cell office:value-type="string">
            <text:p>DR/DDFIP 03</text:p>
          </table:table-cell>
          <table:table-cell office:value-type="string">
            <text:p>3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9921428</text:p>
          </table:table-cell>
          <table:table-cell office:value-type="string">
            <text:p>AAB772 du 22/05/2023</text:p>
          </table:table-cell>
          <table:table-cell office:value-type="string">
            <text:p>AAB772</text:p>
          </table:table-cell>
          <table:table-cell office:value-type="string">
            <text:p>2023-03-27 17:02:10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46453</text:p>
          </table:table-cell>
          <table:table-cell office:value-type="string">
            <text:p>203742</text:p>
          </table:table-cell>
          <table:table-cell office:value-type="string">
            <text:p>2785.0</text:p>
          </table:table-cell>
          <table:table-cell office:value-type="string">
            <text:p>2023-02-10</text:p>
          </table:table-cell>
          <table:table-cell office:value-type="string">
            <text:p>A25O220123456789</text:p>
          </table:table-cell>
          <table:table-cell office:value-type="string">
            <text:p>2023000319</text:p>
          </table:table-cell>
          <table:table-cell office:value-type="string">
            <text:p>2785.0</text:p>
          </table:table-cell>
          <table:table-cell office:value-type="string">
            <text:p>50</text:p>
          </table:table-cell>
          <table:table-cell office:value-type="string">
            <text:p>DR/DDFIP 01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80261032</text:p>
          </table:table-cell>
          <table:table-cell office:value-type="string">
            <text:p>AAB774 du 22/05/2023</text:p>
          </table:table-cell>
          <table:table-cell office:value-type="string">
            <text:p>AAB774</text:p>
          </table:table-cell>
          <table:table-cell office:value-type="string">
            <text:p>2023-03-27 17:11:40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46453</text:p>
          </table:table-cell>
          <table:table-cell office:value-type="string">
            <text:p>203742</text:p>
          </table:table-cell>
          <table:table-cell office:value-type="string">
            <text:p>2785.0</text:p>
          </table:table-cell>
          <table:table-cell office:value-type="string">
            <text:p>2023-02-10</text:p>
          </table:table-cell>
          <table:table-cell office:value-type="string">
            <text:p>A25P220123456789</text:p>
          </table:table-cell>
          <table:table-cell office:value-type="string">
            <text:p>2023000320</text:p>
          </table:table-cell>
          <table:table-cell office:value-type="string">
            <text:p>2785.0</text:p>
          </table:table-cell>
          <table:table-cell office:value-type="string">
            <text:p>1500</text:p>
          </table:table-cell>
          <table:table-cell office:value-type="string">
            <text:p>DR/DDFIP 01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80261032</text:p>
          </table:table-cell>
          <table:table-cell office:value-type="string">
            <text:p>AAB776 du 22/05/2023</text:p>
          </table:table-cell>
          <table:table-cell office:value-type="string">
            <text:p>AAB776</text:p>
          </table:table-cell>
          <table:table-cell office:value-type="string">
            <text:p>2023-03-27 17:21:09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42809</text:p>
          </table:table-cell>
          <table:table-cell office:value-type="string">
            <text:p>203744</text:p>
          </table:table-cell>
          <table:table-cell office:value-type="string">
            <text:p>125.0</text:p>
          </table:table-cell>
          <table:table-cell office:value-type="string">
            <text:p>2023-02-24</text:p>
          </table:table-cell>
          <table:table-cell office:value-type="string">
            <text:p>A25Q220123456789</text:p>
          </table:table-cell>
          <table:table-cell office:value-type="string">
            <text:p>2023000321</text:p>
          </table:table-cell>
          <table:table-cell office:value-type="string">
            <text:p>125.0</text:p>
          </table:table-cell>
          <table:table-cell office:value-type="string">
            <text:p>45</text:p>
          </table:table-cell>
          <table:table-cell office:value-type="string">
            <text:p>DR/DDFIP 03</text:p>
          </table:table-cell>
          <table:table-cell office:value-type="string">
            <text:p>3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9921428</text:p>
          </table:table-cell>
          <table:table-cell office:value-type="string">
            <text:p>nan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300.0</text:p>
          </table:table-cell>
          <table:table-cell office:value-type="string">
            <text:p>2023-02-22</text:p>
          </table:table-cell>
          <table:table-cell office:value-type="string">
            <text:p>A25B230123456789</text:p>
          </table:table-cell>
          <table:table-cell office:value-type="string">
            <text:p>2023000308</text:p>
          </table:table-cell>
          <table:table-cell office:value-type="string">
            <text:p>300.0</text:p>
          </table:table-cell>
          <table:table-cell office:value-type="string">
            <text:p>30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610764</text:p>
          </table:table-cell>
          <table:table-cell office:value-type="string">
            <text:p>203742</text:p>
          </table:table-cell>
          <table:table-cell office:value-type="string">
            <text:p>230.0</text:p>
          </table:table-cell>
          <table:table-cell office:value-type="string">
            <text:p>2023-02-12</text:p>
          </table:table-cell>
          <table:table-cell office:value-type="string">
            <text:p>A25B220123456789</text:p>
          </table:table-cell>
          <table:table-cell office:value-type="string">
            <text:p>2023000309</text:p>
          </table:table-cell>
          <table:table-cell office:value-type="string">
            <text:p>230.0</text:p>
          </table:table-cell>
          <table:table-cell office:value-type="string">
            <text:p>422</text:p>
          </table:table-cell>
          <table:table-cell office:value-type="string">
            <text:p>DR/DDFIP 01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5179369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0.0</text:p>
          </table:table-cell>
          <table:table-cell office:value-type="string">
            <text:p>2023-02-10</text:p>
          </table:table-cell>
          <table:table-cell office:value-type="string">
            <text:p>A25D220123456789</text:p>
          </table:table-cell>
          <table:table-cell office:value-type="string">
            <text:p>2023000310</text:p>
          </table:table-cell>
          <table:table-cell office:value-type="string">
            <text:p>400.0</text:p>
          </table:table-cell>
          <table:table-cell office:value-type="string">
            <text:p>322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∅</text:p>
          </table:table-cell>
        </table:table-row>
        <table:table-row>
          <table:table-cell office:value-type="string">
            <text:p> </text:p>
          </table:table-cell>
          <table:table-cell office:value-type="string">
            <text:p>203743</text:p>
          </table:table-cell>
          <table:table-cell office:value-type="string">
            <text:p>125.0</text:p>
          </table:table-cell>
          <table:table-cell office:value-type="string">
            <text:p>2023-02-10</text:p>
          </table:table-cell>
          <table:table-cell office:value-type="string">
            <text:p>A25E220123456789</text:p>
          </table:table-cell>
          <table:table-cell office:value-type="string">
            <text:p>2023000311</text:p>
          </table:table-cell>
          <table:table-cell office:value-type="string">
            <text:p>0.0</text:p>
          </table:table-cell>
          <table:table-cell office:value-type="string">
            <text:p>125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∅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322.0</text:p>
          </table:table-cell>
          <table:table-cell office:value-type="string">
            <text:p>0</text:p>
          </table:table-cell>
          <table:table-cell office:value-type="string">
            <text:p>A25F220123456789</text:p>
          </table:table-cell>
          <table:table-cell office:value-type="string">
            <text:p>2023000312</text:p>
          </table:table-cell>
          <table:table-cell office:value-type="string">
            <text:p>322.0</text:p>
          </table:table-cell>
          <table:table-cell office:value-type="string">
            <text:p>322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∅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322.0</text:p>
          </table:table-cell>
          <table:table-cell office:value-type="string">
            <text:p>2023-02-10</text:p>
          </table:table-cell>
          <table:table-cell office:value-type="string">
            <text:p>A25G220123456789</text:p>
          </table:table-cell>
          <table:table-cell office:value-type="string">
            <text:p>2023000313</text:p>
          </table:table-cell>
          <table:table-cell office:value-type="string">
            <text:p>322.0</text:p>
          </table:table-cell>
          <table:table-cell office:value-type="string">
            <text:p>322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